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0"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1" style:family="paragraph" style:parent-style-name="Standard">
      <style:text-properties style:font-name="Arial" fo:font-size="5pt"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3"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4"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snap-to-layout-grid="false"/>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19"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loext:contextual-spacing="false" fo:margin-top="0cm" fo:margin-bottom="0cm" fo:text-align="center" style:justify-single-word="false" style:snap-to-layout-grid="false"/>
      <style:text-properties style:font-name="Arial" fo:font-size="10pt" fo:language="ru" fo:country="RU" style:font-size-asian="10pt" style:font-name-complex="Arial" style:font-size-complex="10pt"/>
    </style:style>
    <style:style style:name="P21"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2" style:family="paragraph" style:parent-style-name="Header">
      <style:paragraph-properties fo:line-height="150%" fo:text-align="center" style:justify-single-word="false">
        <style:tab-stops>
          <style:tab-stop style:position="9.001cm"/>
        </style:tab-stops>
      </style:paragraph-properties>
      <style:text-properties style:font-name="Arial" fo:font-size="10pt" fo:language="en" fo:country="US" style:font-size-asian="10pt" style:font-name-complex="Arial" style:font-size-complex="10pt"/>
    </style:style>
    <style:style style:name="P23"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P24" style:family="paragraph" style:parent-style-name="Standard">
      <style:paragraph-properties fo:margin-left="0cm" fo:margin-right="0cm" fo:text-align="justify" style:justify-single-word="false" fo:orphans="2" fo:widows="2" fo:text-indent="1cm" style:auto-text-indent="false" fo:background-color="transparent" style:writing-mode="lr-tb">
        <style:background-image/>
      </style:paragraph-properties>
      <style:text-properties style:use-window-font-color="true" style:text-position="0% 100%" style:font-name="Arial" fo:font-size="10pt" fo:language="en" fo:country="US" fo:font-weight="normal"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25" style:family="paragraph" style:parent-style-name="Standard">
      <style:paragraph-properties fo:text-align="center" style:justify-single-word="false"/>
      <style:text-properties style:font-name="Arial" fo:font-size="11pt" fo:language="en" fo:country="US" fo:font-weight="bold" style:font-size-asian="11pt" style:font-weight-asian="bold" style:font-name-complex="Arial" style:font-size-complex="11pt"/>
    </style:style>
    <style:style style:name="P2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27" style:family="paragraph" style:parent-style-name="Standard">
      <style:paragraph-properties fo:text-align="center" style:justify-single-word="false" style:snap-to-layout-grid="false"/>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font-size-asian="10pt" style:font-name-complex="Arial"/>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language="ru" fo:country="RU" style:font-size-asian="10pt" style:font-name-complex="Arial" style:font-size-complex="10pt"/>
    </style:style>
    <style:style style:name="T11"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1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13" style:family="text">
      <style:text-properties style:font-name="Arial" fo:font-size="11pt" fo:language="en" fo:country="US" fo:font-weight="bold" style:font-size-asian="11pt" style:font-weight-asian="bold" style:font-name-complex="Arial" style:font-size-complex="11pt"/>
    </style:style>
    <style:style style:name="T14" style:family="text">
      <style:text-properties fo:language="ru" fo:country="RU"/>
    </style:style>
    <style:style style:name="T15" style:family="text">
      <style:text-properties fo:language="ru" fo:country="RU" style:font-name-asian="Arial" style:font-size-complex="10pt"/>
    </style:style>
    <style:style style:name="T16" style:family="text">
      <style:text-properties fo:font-size="11pt" style:font-size-asian="11pt" style:font-size-complex="11pt"/>
    </style:style>
    <style:style style:name="T17" style:family="text">
      <style:text-properties fo:font-size="11pt" fo:language="en" fo:country="US" style:font-size-asian="11pt" style:font-size-complex="11pt"/>
    </style:style>
    <style:style style:name="T18" style:family="text">
      <style:text-properties fo:font-size="11pt" fo:language="ru" fo:country="RU" style:font-size-asian="11pt" style:font-size-complex="11pt"/>
    </style:style>
    <style:style style:name="T19" style:family="text">
      <style:text-properties style:font-name="Symbol" fo:font-size="11pt" fo:language="en" fo:country="US" fo:font-weight="bold" style:font-size-asian="11pt" style:font-weight-asian="bold" style:font-name-complex="Symbol" style:font-size-complex="11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Графический объект1" text:anchor-type="char" svg:x="-2.501cm" svg:y="-1cm" svg:width="20.5cm" svg:height="4.394cm" draw:z-index="0"><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9">Калибровочный сертификат</text:p>
      <text:p text:style-name="P12"/>
      <text:p text:style-name="P15"><text:span text:style-name="T8">Дата калибровки: </text:span><text:span text:style-name="T6">$date$</text:span></text:p>
      <text:p text:style-name="P4"/>
      <text:p text:style-name="Standard"><text:span text:style-name="T8">Тип: </text:span><text:span text:style-name="T11">Блок детектирования БДКГ-2</text:span><text:span text:style-name="T12">04</text:span><text:span text:style-name="T11">:</text:span></text:p>
      <text:p text:style-name="P13"/>
      <text:p text:style-name="Standard"><text:span text:style-name="T8">з/н: </text:span><text:span text:style-name="T7">$bd_num$</text:span></text:p>
      <text:p text:style-name="P3"/>
      <text:p text:style-name="P5">Диапазон измерения мощности амбиентной дозы (МД):</text:p>
      <text:p text:style-name="P10"><text:span text:style-name="T16">БДКГ-</text:span><text:span text:style-name="T17">204</text:span><text:span text:style-name="T16">: 0.</text:span><text:span text:style-name="T17">05</text:span><text:span text:style-name="T16"> мк</text:span><text:span text:style-name="T18">Зв</text:span><text:span text:style-name="T16">/ч – 10.0 Зв/ч;</text:span></text:p>
      <text:p text:style-name="P10"/>
      <text:p text:style-name="P5">Относительная погрешность измерения:</text:p>
      <text:p text:style-name="P10"><text:span text:style-name="T16">БДКГ-</text:span><text:span text:style-name="T17">204</text:span><text:span text:style-name="T16">: ± </text:span><text:span text:style-name="T18">2</text:span><text:span text:style-name="T16">0 %</text:span></text:p>
      <text:p text:style-name="P3"/>
      <text:p text:style-name="P3">Условия эксплуатации:</text:p>
      <text:p text:style-name="P11"/>
      <text:p text:style-name="Standard"><text:span text:style-name="T8">Температура окружающего воздуха<text:tab/><text:tab/><text:tab/>+22°</text:span><text:span text:style-name="T4">C</text:span></text:p>
      <text:p text:style-name="Standard"><text:span text:style-name="T8">Атмосферное давление<text:tab/><text:tab/><text:tab/><text:tab/>99,1 </text:span><text:span text:style-name="T4">kPa</text:span></text:p>
      <text:p text:style-name="P3">Относительная влажность воздуха<text:tab/><text:tab/><text:tab/>73%</text:p>
      <text:p text:style-name="P3"/>
      <text:p text:style-name="P21"><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5">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text:span></text:p>
      <text:p text:style-name="P24"/>
      <text:p text:style-name="P24">.</text:p>
      <text:p text:style-name="P9"/>
      <text:p text:style-name="P9">Калибровочные данные</text:p>
      <text:p text:style-name="P14"/>
      <text:p text:style-name="P17"><text:span text:style-name="T13">БДКГ-204 (</text:span><text:span text:style-name="T19"></text:span><text:span text:style-name="T13">)</text:span></text:p>
      <text:p text:style-name="P25"/>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8"><text:span text:style-name="T14">Мощность дозы в контрольной точке</text:span><text:span text:style-name="T1">,</text:span></text:p>
            <text:p text:style-name="P18"><draw:frame draw:style-name="fr2" draw:name="Объект4" text:anchor-type="as-char" svg:y="-0.469cm" svg:width="1.58cm" svg:height="0.623cm" draw:z-index="1"><draw:object xlink:href="./Object 4" xlink:type="simple" xlink:show="embed" xlink:actuate="onLoad"/><draw:image xlink:href="./ObjectReplacements/Object 4" xlink:type="simple" xlink:show="embed" xlink:actuate="onLoad"/></draw:frame></text:p>
          </table:table-cell>
          <table:table-cell table:style-name="Таблица2.B1" office:value-type="string">
            <text:p text:style-name="P19"><text:span text:style-name="T14">Показание прибора</text:span>,</text:p>
            <text:p text:style-name="P20">с учетом вычета тона</text:p>
            <text:p text:style-name="P18"><draw:frame draw:style-name="fr2" draw:name="Объект5" text:anchor-type="as-char" svg:y="-0.467cm" svg:width="1.473cm" svg:height="0.623cm" draw:z-index="2"><draw:object xlink:href="./Object 5" xlink:type="simple" xlink:show="embed" xlink:actuate="onLoad"/><draw:image xlink:href="./ObjectReplacements/Object 5" xlink:type="simple" xlink:show="embed" xlink:actuate="onLoad"/></draw:frame></text:p>
          </table:table-cell>
        </table:table-row>
        <table:table-row table:style-name="Таблица2.2">
          <table:table-cell table:style-name="Таблица2.A2" office:value-type="string">
            <text:p text:style-name="P6">0.07 мкЗв/ч</text:p>
          </table:table-cell>
          <table:table-cell table:style-name="Таблица2.B2" office:value-type="string">
            <text:p text:style-name="P16"><text:span text:style-name="T5">$k0$</text:span><text:span text:style-name="T9"> мкЗв/ч</text:span></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6"><text:span text:style-name="T1">$k1$</text:span> мкЗв/ч</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16"><text:span text:style-name="T5">$k2$</text:span><text:span text:style-name="T9"> мкЗв/ч</text:span></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6"><text:span text:style-name="T5">$k3$</text:span><text:span text:style-name="T9"> м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6"><text:span text:style-name="T5">$k4$</text:span><text:span text:style-name="T9">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6"><text:span text:style-name="T5">$k5$</text:span><text:span text:style-name="T9"> мЗв/ч</text:span></text:p>
          </table:table-cell>
        </table:table-row>
        <table:table-row table:style-name="Таблица2.8">
          <table:table-cell table:style-name="Таблица2.A2" office:value-type="string">
            <text:p text:style-name="P6">70.0 мЗв/ч</text:p>
          </table:table-cell>
          <table:table-cell table:style-name="Таблица2.B2" office:value-type="string">
            <text:p text:style-name="P16"><text:span text:style-name="T5">$k6$</text:span><text:span text:style-name="T9"> 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6"><text:span text:style-name="T5">$k7$</text:span><text:span text:style-name="T9">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6"><text:span text:style-name="T5">$k</text:span><text:span text:style-name="T10">8</text:span><text:span text:style-name="T5">$</text:span><text:span text:style-name="T9"> Зв/ч</text:span></text:p>
          </table:table-cell>
        </table:table-row>
      </table:table>
      <text:p text:style-name="P22"/>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8">Технический контроль: <text:s text:c="17"/></text:span><text:span text:style-name="T8">Н</text:span><text:span text:style-name="T8">. </text:span><text:span text:style-name="T8">Курбатова</text:span><text:span text:style-name="T8">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4-24T16:52:34.86</dc:date>
    <meta:editing-cycles>34</meta:editing-cycles>
    <meta:editing-duration>PT1H15M44S</meta:editing-duration>
    <meta:generator>OpenOffice/4.1.4$Win32 OpenOffice.org_project/414m5$Build-9788</meta:generator>
    <meta:print-date>2017-01-04T16:23:02.681000000</meta:print-date>
    <meta:document-statistic meta:table-count="1" meta:image-count="1" meta:object-count="2" meta:page-count="1" meta:paragraph-count="43" meta:word-count="165" meta:character-count="1304"/>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